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 office:value-type="string" calcext:value-type="string">
            <text:p>Cpp</text:p>
          </table:table-cell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 office:value-type="string" calcext:value-type="string">
            <text:p>Python</text:p>
          </table:table-cell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 office:value-type="string" calcext:value-type="string">
            <text:p>Fortran</text:p>
          </table:table-cell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 office:value-type="string" calcext:value-type="string">
            <text:p>Cpp</text:p>
          </table:table-cell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 office:value-type="string" calcext:value-type="string">
            <text:p>R</text:p>
          </table:table-cell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 office:value-type="string" calcext:value-type="string">
            <text:p>Cpp</text:p>
          </table:table-cell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R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 office:value-type="string" calcext:value-type="string">
            <text:p>Cpp</text:p>
          </table:table-cell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 office:value-type="string" calcext:value-type="string">
            <text:p>Cpp</text:p>
          </table:table-cell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 office:value-type="string" calcext:value-type="string">
            <text:p>Cpp</text:p>
          </table:table-cell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 office:value-type="string" calcext:value-type="string">
            <text:p>Python</text:p>
          </table:table-cell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Python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Python</text:p>
          </table:table-cell>
          <table:table-cell table:style-name="ce396" office:value-type="string" calcext:value-type="string">
            <text:p>Javascript</text:p>
          </table:table-cell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Python</text:p>
          </table:table-cell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R</text:p>
          </table:table-cell>
          <table:table-cell table:style-name="ce405" office:value-type="string" calcext:value-type="string">
            <text:p>Cpp</text:p>
          </table:table-cell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 office:value-type="string" calcext:value-type="string">
            <text:p>Fortran</text:p>
          </table:table-cell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Javascript</text:p>
          </table:table-cell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 office:value-type="string" calcext:value-type="string">
            <text:p>Cpp</text:p>
          </table:table-cell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 office:value-type="string" calcext:value-type="string">
            <text:p>Fortran</text:p>
          </table:table-cell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 office:value-type="string" calcext:value-type="string">
            <text:p>Python</text:p>
          </table:table-cell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 office:value-type="string" calcext:value-type="string">
            <text:p>Python</text:p>
          </table:table-cell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 office:value-type="string" calcext:value-type="string">
            <text:p>Python</text:p>
          </table:table-cell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 style:data-style-name="N2" text:time-value="10:58:12.820725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21T11:02:59.308072752</dc:date>
    <meta:editing-duration>PT10H23M2S</meta:editing-duration>
    <meta:editing-cycles>54</meta:editing-cycles>
    <meta:generator>LibreOffice/6.0.7.3$Linux_X86_64 LibreOffice_project/00m0$Build-3</meta:generator>
    <meta:document-statistic meta:table-count="1" meta:cell-count="581" meta:object-count="0"/>
  </office:meta>
</office:document-meta>
</file>